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1cm" fo:min-width="3.322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1.232cm" fo:min-width="1.052cm"/>
    </style:style>
    <style:style style:name="gr4" style:family="graphic" style:parent-style-name="standard">
      <style:graphic-properties draw:textarea-horizontal-align="justify" draw:textarea-vertical-align="middle" draw:auto-grow-height="false" fo:min-height="1.1cm" fo:min-width="0.85cm"/>
    </style:style>
    <style:style style:name="gr5" style:family="graphic" style:parent-style-name="standard">
      <style:graphic-properties draw:textarea-horizontal-align="justify" draw:textarea-vertical-align="middle" draw:auto-grow-height="false" fo:min-height="1.092cm" fo:min-width="4.3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6cm"/>
    </style:style>
    <style:style style:name="gr9" style:family="graphic" style:parent-style-name="standard">
      <style:graphic-properties draw:textarea-horizontal-align="justify" draw:textarea-vertical-align="middle" draw:auto-grow-height="false" fo:min-height="1.751cm" fo:min-width="3.86cm"/>
    </style:style>
    <style:style style:name="gr10" style:family="graphic" style:parent-style-name="standard">
      <style:graphic-properties draw:textarea-horizontal-align="justify" draw:textarea-vertical-align="middle" draw:auto-grow-height="false" fo:min-height="1.28cm" fo:min-width="1.95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6.4cm" svg:height="2.3cm" svg:x="7.6cm" svg:y="1.7cm">
          <text:p text:style-name="P1">Début Thread</text:p>
          <text:p text:style-name="P1">Traitement Clien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xml:id="id4" draw:id="id4" draw:layer="layout" svg:width="3.9cm" svg:height="1.8cm" svg:x="8.85cm" svg:y="5.2cm">
          <text:p text:style-name="P1">Fin = fau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2.2cm" svg:height="2.1cm" svg:x="9.7cm" svg:y="8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xml:id="id1" draw:id="id1" draw:layer="layout" svg:width="2.7cm" svg:height="2.7cm" svg:x="9.45cm" svg:y="11.9cm">
          <text:p text:style-name="P1">F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6" draw:id="id6" draw:layer="layout" svg:width="5.4cm" svg:height="1.9cm" svg:x="1.4cm" svg:y="24.7cm">
          <text:p text:style-name="P1">Fin du Threa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2" draw:layer="layout" svg:x1="9.45cm" svg:y1="13.25cm" svg:x2="4.1cm" svg:y2="21.3cm" draw:start-shape="id1" draw:start-glue-point="5" draw:end-shape="id2" draw:end-glue-point="4" svg:d="M9450 13250h-5350v8050" svg:viewBox="0 0 5351 8051">
          <text:p/>
        </draw:connector>
        <draw:frame draw:style-name="gr7" draw:text-style-name="P3" draw:layer="layout" svg:width="1.6cm" svg:height="0.962cm" svg:x="7.2cm" svg:y="12.338cm">
          <draw:text-box>
            <text:p>vrai</text:p>
          </draw:text-box>
        </draw:frame>
        <draw:connector draw:style-name="gr6" draw:text-style-name="P2" draw:layer="layout" svg:x1="10.8cm" svg:y1="4cm" svg:x2="10.8cm" svg:y2="5.2cm" draw:start-shape="id3" draw:start-glue-point="6" draw:end-shape="id4" draw:end-glue-point="4" svg:d="M10800 4000v1200" svg:viewBox="0 0 1 1201">
          <text:p/>
        </draw:connector>
        <draw:connector draw:style-name="gr6" draw:text-style-name="P2" draw:layer="layout" svg:x1="10.8cm" svg:y1="7cm" svg:x2="10.8cm" svg:y2="8.4cm" draw:start-shape="id4" draw:start-glue-point="6" draw:end-shape="id5" draw:end-glue-point="4" svg:d="M10800 7000v1400" svg:viewBox="0 0 1 1401">
          <text:p/>
        </draw:connector>
        <draw:connector draw:style-name="gr6" draw:text-style-name="P2" draw:layer="layout" svg:x1="10.8cm" svg:y1="10.5cm" svg:x2="10.8cm" svg:y2="11.9cm" draw:start-shape="id5" draw:start-glue-point="8" draw:end-shape="id1" draw:end-glue-point="4" svg:d="M10800 10500v1400" svg:viewBox="0 0 1 1401">
          <text:p/>
        </draw:connector>
        <draw:custom-shape draw:style-name="gr8" draw:text-style-name="P1" xml:id="id2" draw:id="id2" draw:layer="layout" svg:width="4.1cm" svg:height="1.8cm" svg:x="2.05cm" svg:y="21.3cm">
          <text:p text:style-name="P1">Fermeture</text:p>
          <text:p text:style-name="P1">connex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4.1cm" svg:y1="23.1cm" svg:x2="4.1cm" svg:y2="24.7cm" draw:start-shape="id2" draw:start-glue-point="6" draw:end-shape="id6" draw:end-glue-point="4" svg:d="M4100 23100v1600" svg:viewBox="0 0 1 1601">
          <text:p/>
        </draw:connector>
        <draw:custom-shape draw:style-name="gr9" draw:text-style-name="P1" xml:id="id7" draw:id="id7" draw:layer="layout" svg:width="5.7cm" svg:height="2cm" svg:x="7.95cm" svg:y="16.1cm">
          <text:p text:style-name="P1">Communiqu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2" draw:layer="layout" svg:x1="10.8cm" svg:y1="14.6cm" svg:x2="10.8cm" svg:y2="16.1cm" draw:start-shape="id1" draw:start-glue-point="6" draw:end-shape="id7" draw:end-glue-point="0" svg:d="M10800 14600v1500" svg:viewBox="0 0 1 1501">
          <text:p/>
        </draw:connector>
        <draw:custom-shape draw:style-name="gr10" draw:text-style-name="P1" xml:id="id8" draw:id="id8" draw:layer="layout" svg:width="4.9cm" svg:height="3.059cm" svg:x="8.35cm" svg:y="19.641cm">
          <text:p text:style-name="P1">Déconnex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draw:line-skew="3.148cm" svg:x1="13.25cm" svg:y1="21.171cm" svg:x2="11.9cm" svg:y2="9.45cm" draw:start-shape="id8" draw:start-glue-point="7" draw:end-shape="id5" draw:end-glue-point="10" svg:d="M13250 21171h3650v-11721h-5000" svg:viewBox="0 0 5001 11722">
          <text:p/>
        </draw:connector>
        <draw:connector draw:style-name="gr6" draw:text-style-name="P2" draw:layer="layout" svg:x1="10.8cm" svg:y1="18.1cm" svg:x2="10.8cm" svg:y2="19.641cm" draw:start-shape="id7" draw:start-glue-point="2" draw:end-shape="id8" draw:end-glue-point="4" svg:d="M10800 18100v1541" svg:viewBox="0 0 1 1542">
          <text:p/>
        </draw:connector>
        <draw:custom-shape draw:style-name="gr11" draw:text-style-name="P1" xml:id="id9" draw:id="id9" draw:layer="layout" svg:width="4.2cm" svg:height="1.8cm" svg:x="8.7cm" svg:y="24.1cm">
          <text:p text:style-name="P1">Fin = vra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10.8cm" svg:y1="22.7cm" svg:x2="10.8cm" svg:y2="24.1cm" draw:start-shape="id8" draw:start-glue-point="6" draw:end-shape="id9" draw:end-glue-point="4" svg:d="M10800 22700v1400" svg:viewBox="0 0 1 1401">
          <text:p/>
        </draw:connector>
        <draw:connector draw:style-name="gr6" draw:text-style-name="P2" draw:layer="layout" draw:line-skew="0.198cm 3.498cm" svg:x1="10.8cm" svg:y1="25.9cm" svg:x2="11.9cm" svg:y2="9.45cm" draw:start-shape="id9" draw:start-glue-point="6" draw:end-shape="id5" draw:end-glue-point="10" svg:d="M10800 25900v700h6100v-17150h-5000" svg:viewBox="0 0 6101 17151">
          <text:p/>
        </draw:connector>
        <draw:frame draw:style-name="gr12" draw:text-style-name="P3" draw:layer="layout" svg:width="2.19cm" svg:height="1.1cm" svg:x="10.81cm" svg:y="14.7cm">
          <draw:text-box>
            <text:p>faux</text:p>
          </draw:text-box>
        </draw:frame>
        <draw:frame draw:style-name="gr12" draw:text-style-name="P3" draw:layer="layout" svg:width="1.6cm" svg:height="1.1cm" svg:x="13.7cm" svg:y="20.3cm">
          <draw:text-box>
            <text:p>non</text:p>
          </draw:text-box>
        </draw:frame>
        <draw:frame draw:style-name="gr13" draw:text-style-name="P3" draw:layer="layout" svg:width="2.2cm" svg:height="0.962cm" svg:x="10.9cm" svg:y="22.8cm">
          <draw:text-box>
            <text:p>ou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6T14:39:08.268934438</meta:creation-date>
    <dc:date>2016-02-06T14:53:00.337389954</dc:date>
    <meta:editing-duration>PT13M51S</meta:editing-duration>
    <meta:editing-cycles>2</meta:editing-cycles>
    <meta:generator>LibreOffice/5.0.4.2$Linux_X86_64 LibreOffice_project/00m0$Build-2</meta:generator>
    <meta:document-statistic meta:object-count="23"/>
  </office:meta>
</office:document-meta>
</file>